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lan</text:span><text:span text:style-name="T2">ınızda yapay zeka programları kullanmak ister misiniz?</text:span><text:span text:style-name="T3"/></text:p>
      <text:p text:style-name="P1"><text:span text:style-name="T3"/></text:p>
      <text:p text:style-name="P1"><text:span text:style-name="T4">Kendiniz yazabileceğinizi s</text:span><text:span text:style-name="T5">öylersek, bu ilk ba</text:span><text:span text:style-name="T6">şta ideal g</text:span><text:span text:style-name="T7">örünebilir.</text:span><text:span text:style-name="T8"/></text:p>
      <text:p text:style-name="P1"><text:span text:style-name="T9">Linux yaz</text:span><text:span text:style-name="T10">ıldığı zamanki gibi, kimse bir işletim sistemi yazabileceğine inanmadı</text:span><text:span text:style-name="T11"/></text:p>
      <text:p text:style-name="P1"><text:span text:style-name="T12">Ama size s</text:span><text:span text:style-name="T13">öylersek, program</text:span><text:span text:style-name="T14">ın g</text:span><text:span text:style-name="T15">örünümünün bir k</text:span><text:span text:style-name="T16">ısmı otomatik ve yarı akıllı bir şekilde yapılacak ve siz sadece fikrinize odaklanacaksınız.</text:span><text:span text:style-name="T17"/></text:p>
      <text:p text:style-name="P1"><text:span text:style-name="T18">Hala başlamak istemiyor musun?</text:span><text:span text:style-name="T19"/></text:p>
      <text:p text:style-name="P1"><text:span text:style-name="T20">Bizi desteklerseniz bu b</text:span><text:span text:style-name="T21">ölümler daha da geni</text:span><text:span text:style-name="T22">şleyecek</text:span><text:span text:style-name="T23"/></text:p>
      <text:p text:style-name="P1"><text:span text:style-name="T24">Ayrıca uygulamaları paylaşma<text:s/></text:span><text:span text:style-name="T25">özelli</text:span><text:span text:style-name="T26">ği de ekleyeceğiz</text:span><text:span text:style-name="T27"/></text:p>
      <text:p text:style-name="P1"><text:span text:style-name="T28">Bu, yayınlamak istediğiniz b</text:span><text:span text:style-name="T29">ölümün, program</text:span><text:span text:style-name="T30">ın başka bir kopyasında başka bir dizinde veya hatta yerel bir ağda<text:s/></text:span><text:span text:style-name="T31">çal</text:span><text:span text:style-name="T32">ıştığı anlamına gelir.</text:span><text:span text:style-name="T33"/></text:p>
      <text:p text:style-name="P1"><text:span text:style-name="T34">Girdi ve<text:s/></text:span><text:span text:style-name="T35">ç</text:span><text:span text:style-name="T36">ıktı formlarını kolayca tasarlayabilirsiniz</text:span><text:span text:style-name="T37"/></text:p>
      <text:p text:style-name="P1"><text:span text:style-name="T38">Size tasarımdan sonra kaynak kodunu yazan<text:s/></text:span><text:span text:style-name="T39">ücretsiz bir yaz</text:span><text:span text:style-name="T40">ılım sunuyoruz</text:span><text:span text:style-name="T41"/></text:p>
      <text:p text:style-name="P1"><text:span text:style-name="T42">Programın veritabanınızı veya<text:s/></text:span><text:span text:style-name="T43">önerinizi analiz etmesi ve bildirmesi için kayna</text:span><text:span text:style-name="T44">ğı ortama kopyalamanız yeterlidir.</text:span><text:span text:style-name="T45"/></text:p>
      <text:p text:style-name="P1"><text:span text:style-name="T46">Test edin ve iletin ve hedef programı yazın</text:span><text:span text:style-name="T47"/></text:p>
      <text:p text:style-name="P1"><text:span text:style-name="T48">T</text:span><text:span text:style-name="T49">üm kaynaklar hizmetinizdedir. Program</text:span><text:span text:style-name="T50">ınızı yoluna koyun ve hesaplamalarınızı ekleyin. Program<text:s/></text:span><text:span text:style-name="T51">çal</text:span><text:span text:style-name="T52">ışmaya hazır</text:span><text:span text:style-name="T53"/></text:p>
      <text:p text:style-name="P1"><text:span text:style-name="T54">Bir test<text:s/></text:span><text:span text:style-name="T55">örne</text:span><text:span text:style-name="T56">ği hazırladık ve bir film<text:s/></text:span><text:span text:style-name="T57">çektik. Daha fazlas</text:span><text:span text:style-name="T58">ını<text:s/></text:span><text:span text:style-name="T59">ö</text:span><text:span text:style-name="T60">ğrenmek istiyorsanız bize e-posta g</text:span><text:span text:style-name="T61">önderin.</text:span><text:span text:style-name="T62"/></text:p>
      <text:p text:style-name="P1"><text:span text:style-name="T63">Özellikleri ve yetenekleri art</text:span><text:span text:style-name="T64">ırabilmemiz i</text:span><text:span text:style-name="T65">çin bu program</text:span><text:span text:style-name="T66">ı destekleyin</text:span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